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9T18:53:18.613532387</dc:date>
    <meta:editing-cycles>29</meta:editing-cycles>
    <meta:editing-duration>PT1H23M38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1.53080849893419E-015">
                <text:p>1.53080849893419E-0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-2">
                <text:p>-2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5.51091059616309E-016">
                <text:p>-5.51091059616309E-0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4">
                <text:p>4</text:p>
              </table:table-cell>
              <table:table-cell office:value-type="float" office:value="9.79717439317883E-016">
                <text:p>9.79717439317883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3080849893419E-015">
                <text:p>1.53080849893419E-0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